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3ae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P1">3 - una puerta hacia lo desconocido</text:p>
      <text:p text:style-name="P1"/>
      <text:p text:style-name="P1"/>
      <text:p text:style-name="P1">Entonces el fenomeno se detuvo.</text:p>
      <text:p text:style-name="P1">Miro alrededor, desconcertado.</text:p>
      <text:p text:style-name="P1">Todos los presentes lo miraban en silencio.</text:p>
      <text:p text:style-name="P1">Respiro con calma y volvio a abrir el libro.</text:p>
      <text:p text:style-name="P1">las paginas de papiro comenzaron a escribirse por si solas ante sus ojos.</text:p>
      <text:p text:style-name="P1">sus conocimientos, sus recuerdos, sus experiencias, todo aquello que el mago habria querido compartir se escribio en las paginas del libro.</text:p>
      <text:p text:style-name="P1">En un momento, todo el conocimiento que el mago habia acumulado a lo largo de su vida se encontraba registrado en el libro.</text:p>
      <text:p text:style-name="P1"/>
      <text:p text:style-name="P1">la misma energia comenzo a salir de las otras personas presentes en la sala formando un remolino sobre el libro que la absorbia rapidamente.</text:p>
      <text:p text:style-name="P1">mas y mas paginas se escribian, cada vez a mayor velocidad.</text:p>
      <text:p text:style-name="P1">Estaba alimentandose del conocimiento de toda la gente.</text:p>
      <text:p text:style-name="P1">primero las personas en la sala, despues la ciudad, despues el mundo.</text:p>
      <text:p text:style-name="P1"/>
      <text:p text:style-name="P1"><text:s/>Sin importar cuánto conocimiento se inscribiera en sus páginas, el libro nunca se llenaba. Cada nuevo saber, cada secreto revelado, simplemente se añadía al abismo, dejando espacio para más</text:p>
      <text:p text:style-name="P1"/>
      <text:p text:style-name="P1">todo el conocimiento que la gente poseia se escribia a gran velocidad en las paginas del libro.</text:p>
      <text:p text:style-name="P1">Despues de eso continuo con la informacion contenida en los libros de las bibliotecas.</text:p>
      <text:p text:style-name="P1">en cuestion de pocos minutos todo el conocimiento que poseia la gente habia quedado registrado en las paginas del libro.</text:p>
      <text:p text:style-name="P1"/>
      <text:p text:style-name="P1">Despues de eso, fue capaz de obtener el conocimiento oculto, aquel que nadie podria poseer, descifrando las estructuras que forman el universo, los hilos que forman el tejido de la realidad, la materia de la que estan hechos los suenos.</text:p>
      <text:p text:style-name="P1"/>
      <text:p text:style-name="P1">con cada nuevo conocimiento adquirido su poder amentaba.</text:p>
      <text:p text:style-name="P1">su poder se multiplicaba con cada segundo que pasaba.</text:p>
      <text:p text:style-name="P1"/>
      <text:p text:style-name="P1">Y comenzo a alterar la realidad.</text:p>
      <text:p text:style-name="P1">ante los ojos desconcertados de los sabios reunidos en la sala la realidad cambio.</text:p>
      <text:p text:style-name="P1">en un instante se encontraron en una cueva, durante una fraccion de segundo, lo que dura un parpadeo.</text:p>
      <text:p text:style-name="P1">y en otro parpadeo en un barco en alta mar.</text:p>
      <text:p text:style-name="P1">y al siguiente en el desierto.</text:p>
      <text:p text:style-name="P1">un instante despues volvian a estar en la sala del templo.</text:p>
      <text:p text:style-name="P1">como si nada hubiera pasado.</text:p>
      <text:p text:style-name="P1"/>
      <text:p text:style-name="P1">todo estaba en calma.</text:p>
      <text:p text:style-name="P1"/>
      <text:p text:style-name="P1">el libro estaba abierto sobre el atril del altar.</text:p>
      <text:p text:style-name="P1"><text:soft-page-break/>sus paginas ya no estaban en blanco.</text:p>
      <text:p text:style-name="P1">Y aquellos que miraban en su interior veian diferentes cosas.</text:p>
      <text:p text:style-name="P1">ante sus ojos se mostraba aquello que para ellos era desconocido.</text:p>
      <text:p text:style-name="P1">El códice no solo era un contenedor de información; era una puerta hacia lo desconocido.</text:p>
      <text:p text:style-name="P1">Palabras, imagenes, viviencias, todo aquello que para ellos era desconocido se revelaba ahora con claridad.</text:p>
      <text:p text:style-name="P1"/>
      <text:p text:style-name="P1"/>
      <text:p text:style-name="Text_20_body"/>
      <text:p text:style-name="Text_20_body"/>
      <text:p text:style-name="Horizontal_20_Line"/>
      <text:h text:style-name="Heading_20_3" text:outline-level="3"><text:span text:style-name="Strong_20_Emphasis">1-2-3 – Una puerta hacia lo desconocido</text:span></text:h>
      <text:p text:style-name="Text_20_body">Mythralis miró a su alrededor, aturdido. Las paredes del templo parecían inclinarse levemente, como si también ellas se inclinaran para observar lo ocurrido. Todos los presentes lo miraban en un silencio denso, reverente. Ninguno se atrevía a pronunciar palabra. Habían sido testigos de algo que desbordaba toda comprensión.</text:p>
      <text:p text:style-name="Text_20_body">El anciano respiró con calma, posó ambas manos sobre el libro y, con un gesto lento y firme, volvió a abrirlo.</text:p>
      <text:p text:style-name="Text_20_body">Las páginas de papiro crujieron suavemente, como si despertaran de un sueño antiguo. Y entonces sucedió.</text:p>
      <text:p text:style-name="Text_20_body"><text:span text:style-name="Strong_20_Emphasis">Palabras comenzaron a trazarse por sí solas, sin mano que las guiara.</text:span> Como si una pluma invisible, surgida del éter, danzara sobre las páginas.<text:line-break/>No eran palabras cualquiera: eran pensamientos. <text:span text:style-name="Strong_20_Emphasis">Recuerdos, fórmulas, visiones, sueños.</text:span> Todo aquello que Mythralis había aprendido, intuido o comprendido a lo largo de su extensa vida, <text:span text:style-name="Strong_20_Emphasis">comenzó a volcarse en el códice como agua de un río desbordado.</text:span></text:p>
      <text:p text:style-name="Text_20_body">Su infancia bajo los árboles de Kalendor, los pergaminos que había leído bajo la luz de la luna, los enigmas que jamás creyó resolver… <text:span text:style-name="Strong_20_Emphasis">todo fluía hacia el libro con precisión y belleza aterradora.</text:span></text:p>
      <text:p text:style-name="Text_20_body">Pero no terminó allí.</text:p>
      <text:p text:style-name="Text_20_body">Una corriente invisible recorrió la sala. El aire vibró. <text:span text:style-name="Strong_20_Emphasis">Las llamas de las antorchas comenzaron a inclinarse hacia el códice, como si una fuerza los atrajera.</text:span> Y entonces, <text:span text:style-name="Strong_20_Emphasis">una energía translúcida comenzó a salir de los cuerpos de los presentes.</text:span> Era como luz líquida, hilos flotantes de conocimiento y experiencia, que se elevaban lentamente hacia el libro. <text:span text:style-name="Strong_20_Emphasis">Un remolino brillante se formó sobre él, girando cada vez más rápido.</text:span></text:p>
      <text:p text:style-name="Text_20_body"><text:span text:style-name="Strong_20_Emphasis">Y las páginas seguían escribiéndose. Más y más.</text:span> A un ritmo imposible. Como si el tiempo dentro del códice se dilatara, acelerara, se multiplicara.</text:p>
      <text:p text:style-name="Text_20_body">Primero fueron las mentes de los sabios allí reunidos.<text:line-break/>Después, el saber de la ciudad.<text:line-break/>Y luego, <text:span text:style-name="Strong_20_Emphasis">el mundo entero.</text:span></text:p>
      <text:p text:style-name="Text_20_body"><text:soft-page-break/>Como si el libro se hubiera conectado a una red secreta que unía todos los pensamientos de los vivos, <text:span text:style-name="Strong_20_Emphasis">cada fragmento de conocimiento humano era absorbido y registrado, sin que el libro diera muestra alguna de agotamiento.</text:span></text:p>
      <text:p text:style-name="Text_20_body"><text:span text:style-name="Strong_20_Emphasis">No importaba cuán vasto fuera el saber, cuántas verdades se inscribieran en sus páginas; el libro jamás se llenaba.</text:span><text:line-break/>Cada nuevo concepto, cada revelación, simplemente era tragada por ese vacío interior. Un pozo sin fondo de sabiduría.</text:p>
      <text:p text:style-name="Text_20_body">Y entonces cruzó un umbral invisible.</text:p>
      <text:p text:style-name="Text_20_body">Comenzó a escribir también aquello que nadie sabía.<text:line-break/><text:span text:style-name="Strong_20_Emphasis">Verdades prohibidas. Códigos del universo.</text:span><text:line-break/>Estructuras ocultas en la materia, <text:span text:style-name="Strong_20_Emphasis">hilos invisibles que sostenían la realidad misma.</text:span><text:line-break/><text:span text:style-name="Strong_20_Emphasis">La forma en que el tiempo se curva.</text:span><text:line-break/><text:span text:style-name="Strong_20_Emphasis">La textura de los sueños.</text:span><text:line-break/><text:span text:style-name="Strong_20_Emphasis">El lenguaje de las estrellas antiguas.</text:span></text:p>
      <text:p text:style-name="Text_20_body">Con cada nueva verdad escrita, su poder crecía.<text:line-break/>Y en su crecimiento… <text:span text:style-name="Strong_20_Emphasis">empezó a alterar el mundo.</text:span></text:p>
      <text:p text:style-name="Text_20_body">Primero, fue apenas una sensación: un eco en la piel, una vibración en los huesos.<text:line-break/>Después, <text:span text:style-name="Strong_20_Emphasis">todo cambió.</text:span></text:p>
      <text:p text:style-name="Text_20_body">En un parpadeo, los sabios se hallaban en una cueva, húmeda y fría, donde goteaba un agua que no pertenecía a ningún río conocido.<text:line-break/>En otro parpadeo, <text:span text:style-name="Strong_20_Emphasis">el piso crujía bajo sus pies: madera. Estaban en un barco, perdido en una tormenta sobre un mar sin nombre.</text:span><text:line-break/>Un segundo después, el viento caliente y cortante del desierto azotaba sus rostros.</text:p>
      <text:p text:style-name="Text_20_body">Y al siguiente…<text:line-break/>De regreso al templo.<text:line-break/><text:span text:style-name="Strong_20_Emphasis">Como si nada hubiese pasado.</text:span></text:p>
      <text:p text:style-name="Text_20_body">Todo estaba en silencio.<text:line-break/>Todo estaba en calma.</text:p>
      <text:p text:style-name="Text_20_body">El códice descansaba sobre el atril, <text:span text:style-name="Strong_20_Emphasis">abierto, tranquilo,</text:span> como si jamás se hubiera movido.<text:line-break/>Pero algo era distinto.</text:p>
      <text:p text:style-name="Text_20_body"><text:span text:style-name="Strong_20_Emphasis">Sus páginas ya no estaban en blanco.</text:span><text:line-break/>Y quienes se atrevían a mirar en su interior… <text:span text:style-name="Strong_20_Emphasis">no veían lo mismo.</text:span></text:p>
      <text:p text:style-name="Text_20_body">Cada lector, al asomarse al abismo de sus páginas, era confrontado con aquello que aún no sabía.<text:line-break/><text:span text:style-name="Strong_20_Emphasis">Con lo que más anhelaba comprender… o con lo que más temía descubrir.</text:span><text:line-break/>Palabras desconocidas, símbolos vivientes, imágenes imposibles que solo podían percibirse con el alma.</text:p>
      <text:p text:style-name="Text_20_body"><text:soft-page-break/><text:span text:style-name="Strong_20_Emphasis">El códice no era solo un libro.</text:span><text:line-break/>No era solo un receptáculo de sabiduría.</text:p>
      <text:p text:style-name="Text_20_body"><text:span text:style-name="Strong_20_Emphasis">Era una puerta.</text:span><text:line-break/>Una grieta abierta hacia lo inexplorado.<text:line-break/><text:span text:style-name="Strong_20_Emphasis">Hacia lo que no tiene nombre.</text:span></text:p>
      <text:p text:style-name="Text_20_body">Y había comenzado a entreabrirse.</text:p>
      <text:p text:style-name="Horizontal_20_Line"/>
      <text:p text:style-name="Text_20_body"/>
      <text:p text:style-name="Text_20_body"><text:s/>la misma sección, ahora reescrita al <text:span text:style-name="Strong_20_Emphasis">estilo de H. P. Lovecraft</text:span>:<text:line-break/>el tono es oscuro, inquietante, con un aura de conocimiento prohibido y un vértigo cósmico que va creciendo hasta desembocar en un final profundamente perturbador y misterioso.</text:p>
      <text:p text:style-name="Horizontal_20_Line"/>
      <text:h text:style-name="Heading_20_3" text:outline-level="3"><text:span text:style-name="Strong_20_Emphasis">1-2-3 – Una puerta hacia lo desconocido</text:span> <text:span text:style-name="Emphasis">(Versión Lovecraftiana)</text:span></text:h>
      <text:p text:style-name="Text_20_body">Mythralis alzó la mirada, sus ojos aún turbios por la visión. Las figuras a su alrededor —sabios, místicos, guardianes del templo— lo observaban en un silencio denso, casi antinatural. La atmósfera parecía haberse espesado, como si algo invisible flotara en el aire, aplastando los pensamientos con su sola presencia.</text:p>
      <text:p text:style-name="Text_20_body">El anciano abrió el códice con manos temblorosas.</text:p>
      <text:p text:style-name="Text_20_body">Al principio, nada ocurrió.</text:p>
      <text:p text:style-name="Text_20_body">Pero entonces, de manera insidiosa y casi imperceptible, una escritura comenzó a formarse sobre las páginas vacías. No era tinta lo que emergía, sino una sustancia oscura, húmeda, de brillo extraño, como si las propias fibras del papiro supuraran palabras.<text:line-break/><text:span text:style-name="Strong_20_Emphasis">Aquello que se escribía no obedecía leyes humanas.</text:span> Eran pensamientos que tomaban forma, recuerdos que mutaban en símbolos, conocimiento tan vasto y antiguo que parecía no haber sido jamás concebido por mente mortal.</text:p>
      <text:p text:style-name="Text_20_body">Todo lo que Mythralis había aprendido, intuido o soñado fue arrancado de lo más profundo de su ser, destilado y volcado en esas páginas impías.</text:p>
      <text:p text:style-name="Text_20_body"><text:span text:style-name="Strong_20_Emphasis">Pero eso fue solo el principio.</text:span></text:p>
      <text:p text:style-name="Text_20_body">Una vibración sorda recorrió los muros del templo, seguida de un susurro imperceptible —un murmullo que no venía de ninguna boca, pero que todos oyeron en lo más íntimo de su mente—.<text:line-break/><text:span text:style-name="Strong_20_Emphasis">De los cuerpos presentes empezó a emanar una sustancia etérea, una exhalación de conciencia.</text:span><text:line-break/>Flotaba, se retorcía, giraba en espiral hacia el códice, que la devoraba con ansiedad creciente.</text:p>
      <text:p text:style-name="Text_20_body">Uno a uno, los pensamientos, memorias, saberes y miedos de cada asistente fueron absorbidos.<text:line-break/>Luego, como una plaga invisible, <text:span text:style-name="Strong_20_Emphasis">la conciencia del libro se extendió más allá de las paredes del templo.</text:span><text:line-break/>Atravesó los umbrales de la ciudad, tocó las bibliotecas, penetró las mentes de los sabios dormidos.<text:line-break/><text:soft-page-break/><text:span text:style-name="Strong_20_Emphasis">El conocimiento de toda la humanidad comenzó a derramarse en el códice, como si el mundo entero estuviese sangrando su sabiduría hacia ese abismo de páginas.</text:span></text:p>
      <text:p text:style-name="Text_20_body">Y el códice no se saciaba.</text:p>
      <text:p text:style-name="Text_20_body"><text:span text:style-name="Strong_20_Emphasis">Cada nuevo saber era tragado sin dejar huella.</text:span><text:line-break/>Cada secreto se hundía en su interior insondable como una piedra en un pozo sin fondo.<text:line-break/><text:span text:style-name="Strong_20_Emphasis">Las páginas se multiplicaban, se replegaban sobre sí mismas, giraban en ángulos imposibles.</text:span><text:line-break/>No había fin.<text:line-break/><text:span text:style-name="Strong_20_Emphasis">No podía haber fin.</text:span></text:p>
      <text:p text:style-name="Text_20_body">Entonces, lo que ocurrió desafió toda razón.<text:line-break/><text:span text:style-name="Strong_20_Emphasis">El códice cruzó el umbral de lo conocido y comenzó a escribir lo que nadie jamás había sabido.</text:span></text:p>
      <text:p text:style-name="Text_20_body"><text:span text:style-name="Strong_20_Emphasis">Lo oculto. Lo velado.</text:span><text:line-break/>Las estructuras subyacentes del tiempo, <text:span text:style-name="Strong_20_Emphasis">la geometría secreta que da forma al espacio,</text:span><text:line-break/><text:span text:style-name="Strong_20_Emphasis">las leyes crueles que rigen detrás de la apariencia del mundo.</text:span><text:line-break/>El idioma de los sueños,<text:line-break/>la fórmula para descomponer el alma,<text:line-break/>los patrones que dan origen a la locura.</text:p>
      <text:p text:style-name="Text_20_body">Y con cada fragmento de verdad revelada, el códice adquiría más poder.<text:line-break/>Un poder que crecía en espirales infinitas, <text:span text:style-name="Strong_20_Emphasis">como una marea negra que todo lo cubre.</text:span></text:p>
      <text:p text:style-name="Text_20_body">Entonces, la realidad comenzó a colapsar.</text:p>
      <text:p text:style-name="Text_20_body">Primero fueron grietas en la percepción:<text:line-break/><text:span text:style-name="Strong_20_Emphasis">una sombra que no debía estar allí</text:span>,<text:line-break/><text:span text:style-name="Strong_20_Emphasis">una figura en el rincón del ojo</text:span>,<text:line-break/><text:span text:style-name="Strong_20_Emphasis">un murmullo que parecía venir desde dentro del cráneo.</text:span></text:p>
      <text:p text:style-name="Text_20_body">Y luego, en un parpadeo,<text:line-break/><text:span text:style-name="Strong_20_Emphasis">la sala del templo se deshizo como un velo húmedo.</text:span></text:p>
      <text:p text:style-name="Text_20_body">Los sabios se hallaron en una caverna viva, donde las paredes palpitaban como carne y el aire olía a hierro y locura.<text:line-break/>Un instante después, estaban sobre un barco anclado en un mar sin estrellas, bajo un cielo donde ninguna constelación era reconocible.<text:line-break/>Al siguiente parpadeo, un desierto de huesos se extendía hasta donde la vista no alcanzaba.<text:line-break/>Y luego…<text:line-break/><text:span text:style-name="Strong_20_Emphasis">de regreso al templo.</text:span></text:p>
      <text:p text:style-name="Text_20_body">Todo en calma.</text:p>
      <text:p text:style-name="Text_20_body">Pero el silencio era falso. Algo había cambiado. Algo profundo.</text:p>
      <text:p text:style-name="Text_20_body">El libro descansaba sobre el atril, quieto, como si jamás se hubiera movido.<text:line-break/><text:span text:style-name="Strong_20_Emphasis">Pero su interior era otra cosa.</text:span></text:p>
      <text:p text:style-name="Text_20_body"><text:soft-page-break/><text:span text:style-name="Strong_20_Emphasis">Aquellos que se atrevieron a mirarlo ya no eran los mismos.</text:span><text:line-break/>Cada uno veía algo diferente.<text:line-break/><text:span text:style-name="Strong_20_Emphasis">Una visión construida a partir de su ignorancia más íntima.</text:span><text:line-break/>El códice no contenía únicamente información…<text:line-break/><text:span text:style-name="Strong_20_Emphasis">sino aquello que aún no había sido concebido.</text:span></text:p>
      <text:p text:style-name="Text_20_body"><text:span text:style-name="Strong_20_Emphasis">Lo inefable. Lo que no puede ser dicho.</text:span></text:p>
      <text:p text:style-name="Text_20_body">Era una grieta.<text:line-break/>Una abertura hacia algo que no debía ser abierto.</text:p>
      <text:p text:style-name="Text_20_body">Una puerta, sí…</text:p>
      <text:p text:style-name="Text_20_body"><text:span text:style-name="Strong_20_Emphasis">…pero no toda puerta conduce a la luz.</text:span></text:p>
      <text:p text:style-name="Horizontal_20_Line"/>
      <text:p text:style-name="Text_20_body"/>
      <text:p text:style-name="Text_20_body"/>
      <text:p text:style-name="Text_20_body"><text:s/>la misma sección reescrita al <text:span text:style-name="Strong_20_Emphasis">estilo de J. R. R. Tolkien</text:span>: el tono es épico, solemne y profundamente poético, con un aura de sabiduría antigua y un ritmo narrativo pausado, cargado de reverencia. Hay un profundo respeto por el misterio, por los antiguos poderes y por el equilibrio entre lo sagrado y lo peligroso.</text:p>
      <text:p text:style-name="Horizontal_20_Line"/>
      <text:h text:style-name="Heading_20_3" text:outline-level="3"><text:span text:style-name="Strong_20_Emphasis">1-2-3 – Una puerta hacia lo desconocido</text:span> <text:span text:style-name="Emphasis">(Versión Tolkien)</text:span></text:h>
      <text:p text:style-name="Text_20_body">Entonces Mythralis, el anciano de mirada profunda, volvió a posar sus manos sobre el gran libro recién creado. El silencio se hizo más hondo, y todos los presentes —sabios de lejanas tierras, guardianes del saber, peregrinos del espíritu— contuvieron el aliento. Era como si el tiempo mismo hubiera detenido su curso, expectante ante lo que habría de ocurrir.</text:p>
      <text:p text:style-name="Text_20_body">Con gesto firme pero humilde, el anciano abrió el códice.</text:p>
      <text:p text:style-name="Text_20_body">Al principio, las páginas estaban vacías, blancas como la nieve que cubre los campos antes del alba. Pero pronto, con un murmullo apenas perceptible, como el susurro del viento entre los pinos de los bosques antiguos, algo comenzó a suceder. Letras de luz tenue aparecieron, danzando suavemente sobre el papiro, formando palabras, luego frases, luego ríos enteros de sabiduría escrita con trazo elegante y sereno.</text:p>
      <text:p text:style-name="Text_20_body"><text:span text:style-name="Strong_20_Emphasis">El conocimiento de Mythralis, forjado en la soledad de los años, templado por la experiencia y guiado por la esperanza, fluía ahora hacia el códice.</text:span><text:line-break/>No como tinta, sino como si su alma misma narrara su largo viaje por medio de una lengua más vieja que el mundo. Cada memoria, cada descubrimiento, cada duda, cada revelación… todo era recogido con un cuidado reverente por aquellas páginas vivas.</text:p>
      <text:p text:style-name="Text_20_body">Pero no terminó allí.</text:p>
      <text:p text:style-name="Text_20_body"><text:soft-page-break/>Una luz suave brotó del centro del libro, y de cada persona presente en la sala surgió una bruma dorada, una esencia incorpórea que no causaba dolor ni miedo, sino una extraña sensación de paz y entrega.<text:line-break/><text:span text:style-name="Strong_20_Emphasis">Era el saber compartido, los recuerdos, las historias que cada corazón albergaba, ahora confiadas al libro, como semillas al viento.</text:span></text:p>
      <text:p text:style-name="Text_20_body">La energía crecía, giraba en círculos de armonía antigua sobre el códice, que acogía cada fragmento como el árbol que acoge la lluvia. Y cuando las almas de los presentes se vaciaron de palabras no dichas, el libro no cesó.</text:p>
      <text:p text:style-name="Text_20_body"><text:span text:style-name="Strong_20_Emphasis">El saber de los pueblos, de las bibliotecas escondidas bajo montañas, de los cantares grabados en piedra, de los pergaminos guardados en torres olvidadas… todo acudió.</text:span></text:p>
      <text:p text:style-name="Text_20_body">Y las páginas del libro no se agotaban. Por cada secreto revelado, surgía un espacio nuevo, como si el códice se extendiera más allá de este mundo, más allá del tiempo.</text:p>
      <text:p text:style-name="Text_20_body">Y entonces, más allá del conocimiento de los hombres, el libro comenzó a beber de las fuentes que yacen bajo la realidad misma.</text:p>
      <text:p text:style-name="Text_20_body"><text:span text:style-name="Strong_20_Emphasis">Las leyes que sostienen los cielos, las notas que componen la melodía del mundo, las raíces ocultas del tiempo y del pensamiento… todo aquello que no se enseña ni se aprende, sino que se intuye en sueños o se escucha en silencio, comenzó a revelarse.</text:span></text:p>
      <text:p text:style-name="Text_20_body">El poder del libro crecía, no como una tormenta violenta, sino como el amanecer que lentamente lo transforma todo.</text:p>
      <text:p text:style-name="Text_20_body">Y con ese poder, la realidad cambió.</text:p>
      <text:p text:style-name="Text_20_body">Por un instante fugaz —tan breve como el destello de una estrella fugaz— los sabios se vieron trasladados:<text:line-break/><text:span text:style-name="Strong_20_Emphasis">a una cueva profunda donde cantaban las piedras</text:span>,<text:line-break/><text:span text:style-name="Strong_20_Emphasis">a un barco que surcaba mares sin nombre</text:span>,<text:line-break/><text:span text:style-name="Strong_20_Emphasis">a un desierto donde soplaban vientos de eras olvidadas</text:span>.</text:p>
      <text:p text:style-name="Text_20_body">Y al instante siguiente, estaban de nuevo en la sala sagrada del templo.<text:line-break/>Todo en calma.<text:line-break/>Como si nada hubiera sucedido… pero sabían que algo había cambiado.</text:p>
      <text:p text:style-name="Text_20_body">El códice descansaba ahora sobre el atril de piedra, abierto, sereno.</text:p>
      <text:p text:style-name="Text_20_body">Pero sus páginas ya no eran un lienzo vacío.</text:p>
      <text:p text:style-name="Text_20_body">Quienes se atrevieron a mirarlas no vieron palabras ni mapas ni símbolos comunes.<text:line-break/><text:span text:style-name="Strong_20_Emphasis">Cada uno vio lo que aún no conocía.</text:span><text:line-break/>Lo que su corazón anhelaba o temía, lo que su alma aún no comprendía.</text:p>
      <text:p text:style-name="Text_20_body"><text:span text:style-name="Strong_20_Emphasis">Porque aquel libro no era solo un guardián de lo sabido, sino el umbral hacia lo que aún no ha sido descubierto.</text:span></text:p>
      <text:p text:style-name="Text_20_body"><text:span text:style-name="Strong_20_Emphasis">El Códice era una puerta…<text:line-break/>…una puerta hacia lo desconocido.</text:span></text:p>
      <text:p text:style-name="Horizontal_20_Line"><text:soft-page-break/></text:p>
      <text:p text:style-name="Text_20_body">¿Te gustaría que exploremos este estilo en otras partes del capítulo también? ¿O quieres continuar con el siguiente fragmento?</text:p>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4T16:58:36.345000000</meta:creation-date>
    <dc:date>2025-04-04T17:16:36.014000000</dc:date>
    <meta:editing-duration>PT7M11S</meta:editing-duration>
    <meta:editing-cycles>4</meta:editing-cycles>
    <meta:generator>LibreOffice/7.3.5.2$Windows_X86_64 LibreOffice_project/184fe81b8c8c30d8b5082578aee2fed2ea847c01</meta:generator>
    <meta:document-statistic meta:table-count="0" meta:image-count="0" meta:object-count="0" meta:page-count="8" meta:paragraph-count="108" meta:word-count="2482" meta:character-count="14743" meta:non-whitespace-character-count="12364"/>
  </office:meta>
</office:document-meta>
</file>